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35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0" calcext:value-type="float">
            <text:p>1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1" calcext:value-type="float">
            <text:p>4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9" calcext:value-type="float">
            <text:p>2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0" calcext:value-type="float">
            <text:p>4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53" office:value-type="string" calcext:value-type="string" table:number-columns-spanned="1" table:number-rows-spanned="3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 table:number-columns-spanned="1" table:number-rows-spanned="3">
            <text:p>Spark + hadoop ?</text:p>
          </table:table-cell>
          <table:table-cell table:style-name="ce27" office:value-type="string" calcext:value-type="string">
            <text:p>Hadoo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9" calcext:value-type="float">
            <text:p>9</text:p>
          </table:table-cell>
          <table:table-cell table:style-name="Autre" office:value-type="string" calcext:value-type="string">
            <text:p>Certifs Agile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28" office:value-type="string" calcext:value-type="string">
            <text:p>NLP+regex</text:p>
          </table:covered-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" table:number-rows-spanned="2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14" calcext:value-type="float">
            <text:p>14</text:p>
          </table:table-cell>
          <table:table-cell table:style-name="ce132" office:value-type="string" calcext:value-type="string" table:number-columns-spanned="1" table:number-rows-spanned="4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15" calcext:value-type="float">
            <text:p>15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16" calcext:value-type="float">
            <text:p>16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Ven</text:p>
          </table:table-cell>
          <table:table-cell table:style-name="base" office:value-type="float" office:value="17" calcext:value-type="float">
            <text:p>17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2" office:value-type="string" calcext:value-type="string" table:number-columns-spanned="1" table:number-rows-spanned="4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ce40" table:number-columns-repeated="2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Soft" office:value-type="string" calcext:value-type="string">
            <text:p>Ven</text:p>
          </table:table-cell>
          <table:table-cell table:style-name="Soft" office:value-type="float" office:value="24" calcext:value-type="float">
            <text:p>24</text:p>
          </table:table-cell>
          <table:table-cell table:style-name="Soft" office:value-type="string" calcext:value-type="string">
            <text:p>Présentation Projet P7</text:p>
          </table:table-cell>
          <table:table-cell table:style-name="Soft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/>
          <table:table-cell table:style-name="ce40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57" office:value-type="string" calcext:value-type="string" table:number-columns-spanned="1" table:number-rows-spanned="4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Mer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Jeu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6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59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59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59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20:05:31.12545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0.3$Linux_X86_64 LibreOffice_project/4c008856d7f83292dc6823d3bed76200cc9a2ba2</meta:generator>
    <meta:creation-date>2019-10-24T11:03:45Z</meta:creation-date>
    <dc:date>2020-03-07T20:09:59.406957162</dc:date>
    <meta:editing-cycles>367</meta:editing-cycles>
    <meta:editing-duration>PT1H5M16S</meta:editing-duration>
    <meta:document-statistic meta:table-count="32" meta:cell-count="1698" meta:object-count="0"/>
  </office:meta>
</office:document-meta>
</file>